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9" style:family="paragraph">
      <loext:graphic-properties draw:fill-color="#000000"/>
      <style:paragraph-properties fo:text-align="center"/>
      <style:text-properties fo:font-weight="bold"/>
    </style:style>
    <style:style style:name="P2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1-QMBHWTunne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9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9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9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.1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9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55cm" svg:y1="82cm" svg:x2="43.251cm" svg:y2="80.701cm" draw:start-shape="id27" draw:start-glue-point="0" draw:end-shape="id28" draw:end-glue-point="8" svg:d="M43550 82000l-299-1299" svg:viewBox="0 0 300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1-QMBHWTunne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 text:style-name="P17">0</text:p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3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8cm" svg:y1="20.75cm" svg:x2="53.301cm" svg:y2="20.701cm" draw:start-shape="id67" draw:start-glue-point="10" draw:end-shape="id68" draw:end-glue-point="6" svg:d="M51800 20750l1501-49" svg:viewBox="0 0 15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9" draw:text-style-name="P7" draw:layer="layout" draw:type="line" svg:x1="49.6cm" svg:y1="20.701cm" svg:x2="51.3cm" svg:y2="20.75cm" draw:start-shape="id70" draw:start-glue-point="1" draw:end-shape="id67" draw:end-glue-point="6" svg:d="M49600 20701l1700 49" svg:viewBox="0 0 1701 50">
          <text:p/>
        </draw:connector>
        <draw:g xml:id="id70" draw:id="id70">
          <draw:g>
            <draw:custom-shape draw:style-name="gr16" draw:text-style-name="P10" draw:layer="layout" svg:width="0.8cm" svg:height="0.3cm" svg:x="46.3cm" svg:y="2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1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6.3cm" svg:y="2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4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6.3cm" svg:y="2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8.5cm" svg:y="2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3cm" svg:y="21.0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4cm" svg:y="21.002cm">
                <text:p text:style-name="P9"><text:span text:style-name="T3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 text:style-name="P17">1</text:p>
        </draw:connector>
        <draw:connector draw:style-name="gr38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 text:style-name="P17">3</text:p>
        </draw:connector>
        <draw:connector draw:style-name="gr38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8" draw:layer="layout" svg:width="1.1cm" svg:height="0.3cm" svg:x="51.2cm" svg:y="10.098cm">
                <text:p text:style-name="P9"><text:span text:style-name="T9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9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099cm" svg:x2="21.1cm" svg:y2="72.55cm" draw:start-shape="id86" draw:start-glue-point="1" draw:end-shape="id35" draw:end-glue-point="6" svg:d="M14600 74099l6500-1549" svg:viewBox="0 0 6501 155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1.9cm" svg:x="14.291cm" svg:y="7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48" draw:text-style-name="P10" draw:layer="ConfigLayout" svg:width="0.867cm" svg:height="1.9cm" svg:x="6.4cm" svg:y="73.9cm">
                <text:p text:style-name="P9"><text:span text:style-name="T3">LinksList</text:span></text:p>
                <draw:enhanced-geometry svg:viewBox="0 0 21600 21600" draw:type="rectangle" draw:enhanced-path="M 0 0 L 21600 0 21600 21600 0 21600 0 0 Z N"/>
              </draw:custom-shape>
              <draw:custom-shape draw:style-name="gr49" draw:text-style-name="P10" draw:layer="ConfigLayout" svg:width="7.024cm" svg:height="1.9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0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20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5.8cm" svg:y="26.1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6cm" svg:y="26.1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5.8cm" svg:y="26.1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47.45cm" svg:y1="26.498cm" svg:x2="48.301cm" svg:y2="28.499cm" draw:start-shape="id90" draw:start-glue-point="2" draw:end-shape="id68" draw:end-glue-point="4" svg:d="M47450 26498l851 2001" svg:viewBox="0 0 852 2002">
          <text:p/>
        </draw:connector>
        <draw:connector draw:style-name="gr39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 text:style-name="P17">2</text:p>
        </draw:connector>
        <draw:connector draw:style-name="gr38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  <draw:g xml:id="id104" draw:id="id104">
          <draw:g>
            <draw:custom-shape draw:style-name="gr16" draw:text-style-name="P10" draw:layer="layout" svg:width="0.8cm" svg:height="0.3cm" svg:x="71.2cm" svg:y="30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3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3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3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3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3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3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3" draw:id="id103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9.073cm" svg:y1="30.473cm" svg:x2="67.8cm" svg:y2="29.4cm" draw:start-shape="id103" draw:start-glue-point="5" draw:end-shape="id102" draw:end-glue-point="3" svg:d="M69073 30473l-1273-1073" svg:viewBox="0 0 1274 1074">
          <text:p/>
        </draw:connector>
        <draw:connector draw:style-name="gr39" draw:text-style-name="P7" draw:layer="layout" draw:type="line" svg:x1="71.2cm" svg:y1="31.449cm" svg:x2="69.427cm" svg:y2="30.827cm" draw:start-shape="id104" draw:start-glue-point="3" draw:end-shape="id103" draw:end-glue-point="9" svg:d="M71200 31449l-1773-622" svg:viewBox="0 0 1774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2T10:58:41.647000000</dc:date>
    <meta:editing-duration>P1DT8H14M42S</meta:editing-duration>
    <meta:editing-cycles>202</meta:editing-cycles>
    <meta:print-date>2017-04-10T14:16:38.188000000</meta:print-date>
    <meta:document-statistic meta:object-count="1183"/>
  </office:meta>
</office:document-meta>
</file>